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/>
    <style:font-face style:name="Monaco1" svg:font-family="Monaco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draw:marker-start-width="0.279cm" draw:marker-end-width="0.279cm" draw:fill="solid" draw:fill-color="#99ff66" draw:opacity="20%" draw:textarea-horizontal-align="justify" draw:textarea-vertical-align="middle" draw:auto-grow-height="false" fo:min-height="3.352cm" fo:min-width="13.418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draw:marker-start-width="0.279cm" draw:marker-end-width="0.279cm" draw:fill="solid" draw:fill-color="#ff3333" draw:opacity="20%" draw:textarea-horizontal-align="justify" draw:textarea-vertical-align="middle" draw:auto-grow-height="false" fo:min-height="5.413cm" fo:min-width="13.418cm" fo:padding-top="0.151cm" fo:padding-bottom="0.151cm" fo:padding-left="0.276cm" fo:padding-right="0.276cm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2.9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6666" draw:textarea-horizontal-align="justify" draw:textarea-vertical-align="middle" draw:auto-grow-height="false" fo:min-height="1.02cm" fo:min-width="2.9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39cm"/>
    </style:style>
    <style:style style:name="gr8" style:family="graphic" style:parent-style-name="objectwithoutfill">
      <style:graphic-properties svg:stroke-width="0.212cm" svg:stroke-color="#808080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7.41cm"/>
    </style:style>
    <style:style style:name="gr10" style:family="graphic" style:parent-style-name="standard">
      <style:graphic-properties draw:stroke="solid" svg:stroke-width="0.053cm" draw:marker-start-width="0.279cm" draw:marker-end-width="0.279cm" draw:fill="solid" draw:fill-color="#6666ff" draw:opacity="20%" draw:textarea-horizontal-align="justify" draw:textarea-vertical-align="middle" draw:auto-grow-height="false" fo:min-height="5.413cm" fo:min-width="13.41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212cm" svg:stroke-color="#808080" draw:marker-start="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solid" svg:stroke-width="0.053cm" draw:marker-start-width="0.279cm" draw:marker-end-width="0.279cm" draw:fill="solid" draw:fill-color="#6666ff" draw:opacity="20%" draw:textarea-horizontal-align="justify" draw:textarea-vertical-align="middle" draw:auto-grow-height="false" fo:min-height="5.413cm" fo:min-width="18.307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draw:marker-start-width="0.279cm" draw:marker-end-width="0.279cm" draw:fill="solid" draw:fill-color="#99ff66" draw:opacity="20%" draw:textarea-horizontal-align="justify" draw:textarea-vertical-align="middle" draw:auto-grow-height="false" fo:min-height="3.352cm" fo:min-width="18.307cm" fo:padding-top="0.151cm" fo:padding-bottom="0.151cm" fo:padding-left="0.276cm" fo:padding-right="0.276cm"/>
    </style:style>
    <style:style style:name="P1" style:family="paragraph">
      <loext:graphic-properties draw:fill="solid" draw:fill-color="#99ff66" draw:opacity="20%"/>
      <style:paragraph-properties fo:text-align="center"/>
    </style:style>
    <style:style style:name="P2" style:family="paragraph">
      <loext:graphic-properties draw:fill="solid" draw:fill-color="#ff3333" draw:opacity="2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fe7f5"/>
      <style:paragraph-properties fo:text-align="center"/>
      <style:text-properties style:font-name="Monaco" fo:font-size="16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solid" draw:fill-color="#ff6666"/>
      <style:paragraph-properties fo:text-align="center"/>
      <style:text-properties fo:color="#ffffff" style:font-name="Liberation Sans2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weight="bold"/>
    </style:style>
    <style:style style:name="P9" style:family="paragraph">
      <loext:graphic-properties draw:fill="none" draw:fill-color="#ffffff"/>
      <style:paragraph-properties fo:text-align="start"/>
      <style:text-properties fo:font-size="14pt" fo:font-weight="bold" style:font-size-asian="14pt" style:font-size-complex="14pt"/>
    </style:style>
    <style:style style:name="P10" style:family="paragraph">
      <loext:graphic-properties draw:fill="none" draw:fill-color="#ffffff"/>
      <style:text-properties style:font-name="Monaco1" fo:font-size="14pt" style:font-size-asian="14pt" style:font-size-complex="14pt"/>
    </style:style>
    <style:style style:name="P11" style:family="paragraph">
      <loext:graphic-properties draw:fill="solid" draw:fill-color="#6666ff" draw:opacity="20%"/>
      <style:paragraph-properties fo:text-align="center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style:font-name="Monaco1" fo:font-size="11pt" style:font-size-asian="11pt" style:font-size-complex="11pt"/>
    </style:style>
    <style:style style:name="T1" style:family="text">
      <style:text-properties style:font-name="Monaco" fo:font-size="16pt"/>
    </style:style>
    <style:style style:name="T2" style:family="text">
      <style:text-properties fo:color="#ffffff" style:font-name="Liberation Sans2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onaco1" fo:font-size="14pt" style:font-size-asian="14pt" style:font-size-complex="14pt"/>
    </style:style>
    <style:style style:name="T5" style:family="text">
      <style:text-properties style:font-name="Monaco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1" draw:start-glue-point="3" draw:end-shape="id2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3" draw:start-glue-point="3" draw:end-shape="id1" svg:d="M12969 11744h-1571" svg:viewBox="0 0 1572 1">
          <text:p/>
        </draw:connector>
        <draw:custom-shape draw:style-name="gr5" draw:text-style-name="P6" xml:id="id4" draw:id="id4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4" draw:start-glue-point="2" draw:end-shape="id3" svg:d="M14683 10379v730" svg:viewBox="0 0 1 731">
          <text:p/>
        </draw:connector>
        <draw:custom-shape draw:style-name="gr5" draw:text-style-name="P6" xml:id="id5" draw:id="id5" draw:layer="layout" svg:width="3.429cm" svg:height="1.27cm" svg:x="12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3.109cm" svg:x2="14.683cm" svg:y2="12.379cm" draw:start-shape="id5" draw:start-glue-point="0" draw:end-shape="id3" svg:d="M14683 13109v-730" svg:viewBox="0 0 1 731">
          <text:p/>
        </draw:connector>
        <draw:frame draw:style-name="gr6" draw:text-style-name="P9" draw:layer="layout" svg:width="5.43cm" svg:height="0.806cm" svg:x="2.715cm" svg:y="14.54cm">
          <draw:text-box>
            <text:p text:style-name="P8"><text:span text:style-name="T3">Person A's computer</text:span></text:p>
          </draw:text-box>
        </draw:frame>
        <draw:custom-shape draw:style-name="gr3" draw:text-style-name="P4" xml:id="id7" draw:id="id7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6" draw:start-glue-point="3" draw:end-shape="id7" svg:d="M7969 4730h-1571" svg:viewBox="0 0 1572 1">
          <text:p/>
        </draw:connector>
        <draw:connector draw:style-name="gr4" draw:text-style-name="P5" draw:layer="layout" svg:x1="12.969cm" svg:y1="4.73cm" svg:x2="11.398cm" svg:y2="4.73cm" draw:start-shape="id8" draw:start-glue-point="3" draw:end-shape="id6" svg:d="M12969 4730h-1571" svg:viewBox="0 0 1572 1">
          <text:p/>
        </draw:connector>
        <draw:custom-shape draw:style-name="gr5" draw:text-style-name="P6" xml:id="id9" draw:id="id9" draw:layer="layout" svg:width="3.429cm" svg:height="1.27cm" svg:x="12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6.095cm" svg:x2="14.683cm" svg:y2="5.365cm" draw:start-shape="id9" draw:start-glue-point="0" draw:end-shape="id8" svg:d="M14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onnector draw:style-name="gr8" draw:text-style-name="P7" draw:layer="layout" svg:x1="9.7cm" svg:y1="8.89cm" svg:x2="9.7cm" svg:y2="7.591cm" draw:start-shape="id10" draw:start-glue-point="0" draw:end-shape="id11" draw:end-glue-point="2" svg:d="M9700 8890v-1299" svg:viewBox="0 0 1 1300">
          <text:p/>
        </draw:connector>
        <draw:frame draw:style-name="gr9" draw:text-style-name="P10" draw:layer="layout" svg:width="7.91cm" svg:height="0.869cm" svg:x="10.025cm" svg:y="7.839cm">
          <draw:text-box>
            <text:p><text:span text:style-name="T4">git push origin master</text:span></text:p>
          </draw:text-box>
        </draw:frame>
      </draw:page>
      <draw:page draw:name="page2" draw:style-name="dp1" draw:master-page-name="Default">
        <draw:custom-shape draw:style-name="gr1" draw:text-style-name="P1" xml:id="id22" draw:id="id22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xml:id="id21" draw:id="id21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12" draw:start-glue-point="3" draw:end-shape="id13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14" draw:start-glue-point="3" draw:end-shape="id12" svg:d="M12969 11744h-1571" svg:viewBox="0 0 1572 1">
          <text:p/>
        </draw:connector>
        <draw:custom-shape draw:style-name="gr5" draw:text-style-name="P6" xml:id="id15" draw:id="id15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15" draw:start-glue-point="2" draw:end-shape="id14" svg:d="M14683 10379v730" svg:viewBox="0 0 1 731">
          <text:p/>
        </draw:connector>
        <draw:custom-shape draw:style-name="gr5" draw:text-style-name="P6" xml:id="id16" draw:id="id16" draw:layer="layout" svg:width="3.429cm" svg:height="1.27cm" svg:x="12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3.109cm" svg:x2="14.683cm" svg:y2="12.379cm" draw:start-shape="id16" draw:start-glue-point="0" draw:end-shape="id14" svg:d="M14683 13109v-730" svg:viewBox="0 0 1 731">
          <text:p/>
        </draw:connector>
        <draw:frame draw:style-name="gr6" draw:text-style-name="P9" draw:layer="layout" svg:width="5.451cm" svg:height="0.806cm" svg:x="2.715cm" svg:y="14.5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18" draw:id="id18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" draw:id="id19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17" draw:start-glue-point="3" draw:end-shape="id18" svg:d="M7969 4730h-1571" svg:viewBox="0 0 1572 1">
          <text:p/>
        </draw:connector>
        <draw:connector draw:style-name="gr4" draw:text-style-name="P5" draw:layer="layout" svg:x1="12.969cm" svg:y1="4.73cm" svg:x2="11.398cm" svg:y2="4.73cm" draw:start-shape="id19" draw:start-glue-point="3" draw:end-shape="id17" svg:d="M12969 4730h-1571" svg:viewBox="0 0 1572 1">
          <text:p/>
        </draw:connector>
        <draw:custom-shape draw:style-name="gr5" draw:text-style-name="P6" xml:id="id20" draw:id="id20" draw:layer="layout" svg:width="3.429cm" svg:height="1.27cm" svg:x="12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6.095cm" svg:x2="14.683cm" svg:y2="5.365cm" draw:start-shape="id20" draw:start-glue-point="0" draw:end-shape="id19" svg:d="M14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onnector draw:style-name="gr11" draw:text-style-name="P7" draw:layer="layout" svg:x1="9.7cm" svg:y1="8.89cm" svg:x2="9.7cm" svg:y2="7.591cm" draw:start-shape="id21" draw:start-glue-point="0" draw:end-shape="id22" draw:end-glue-point="2" svg:d="M9700 8890v-1299" svg:viewBox="0 0 1 1300">
          <text:p/>
        </draw:connector>
        <draw:frame draw:style-name="gr9" draw:text-style-name="P13" draw:layer="layout" svg:width="9.35cm" svg:height="1.225cm" svg:x="10.025cm" svg:y="7.639cm">
          <draw:text-box>
            <text:p text:style-name="P12"><text:span text:style-name="T5">git clone</text:span></text:p>
            <text:p text:style-name="P12"><text:span text:style-name="T5">git@github.com:PersonA/github-demo.git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4" draw:id="id24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" draw:id="id23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" draw:id="id25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23" draw:start-glue-point="3" draw:end-shape="id24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25" draw:start-glue-point="3" draw:end-shape="id23" svg:d="M12969 11744h-1571" svg:viewBox="0 0 1572 1">
          <text:p/>
        </draw:connector>
        <draw:custom-shape draw:style-name="gr5" draw:text-style-name="P6" xml:id="id26" draw:id="id26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26" draw:start-glue-point="2" draw:end-shape="id25" svg:d="M14683 10379v730" svg:viewBox="0 0 1 731">
          <text:p/>
        </draw:connector>
        <draw:custom-shape draw:style-name="gr5" draw:text-style-name="P6" xml:id="id27" draw:id="id27" draw:layer="layout" svg:width="3.429cm" svg:height="1.27cm" svg:x="17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3.109cm" svg:x2="19.683cm" svg:y2="12.379cm" draw:start-shape="id27" draw:start-glue-point="0" draw:end-shape="id28" svg:d="M19683 13109v-730" svg:viewBox="0 0 1 731">
          <text:p/>
        </draw:connector>
        <draw:frame draw:style-name="gr6" draw:text-style-name="P9" draw:layer="layout" svg:width="5.451cm" svg:height="0.806cm" svg:x="2.715cm" svg:y="14.5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30" draw:id="id30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" draw:id="id29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" draw:id="id31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29" draw:start-glue-point="3" draw:end-shape="id30" svg:d="M7969 4730h-1571" svg:viewBox="0 0 1572 1">
          <text:p/>
        </draw:connector>
        <draw:connector draw:style-name="gr4" draw:text-style-name="P5" draw:layer="layout" svg:x1="12.969cm" svg:y1="4.73cm" svg:x2="11.398cm" svg:y2="4.73cm" draw:start-shape="id31" draw:start-glue-point="3" draw:end-shape="id29" svg:d="M12969 4730h-1571" svg:viewBox="0 0 1572 1">
          <text:p/>
        </draw:connector>
        <draw:custom-shape draw:style-name="gr5" draw:text-style-name="P6" xml:id="id32" draw:id="id32" draw:layer="layout" svg:width="3.429cm" svg:height="1.27cm" svg:x="12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6.095cm" svg:x2="14.683cm" svg:y2="5.365cm" draw:start-shape="id32" draw:start-glue-point="0" draw:end-shape="id31" svg:d="M14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28" draw:id="id28" draw:layer="layout" svg:width="3.429cm" svg:height="1.27cm" svg:x="17.969cm" svg:y="11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1.744cm" svg:x2="16.398cm" svg:y2="11.744cm" draw:start-shape="id28" draw:start-glue-point="3" draw:end-shape="id25" svg:d="M17969 11744h-1571" svg:viewBox="0 0 1572 1">
          <text:p/>
        </draw:connector>
      </draw:page>
      <draw:page draw:name="page4" draw:style-name="dp1" draw:master-page-name="Default">
        <draw:custom-shape draw:style-name="gr13" draw:text-style-name="P1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4" draw:id="id34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" draw:id="id35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33" draw:start-glue-point="3" draw:end-shape="id34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35" draw:start-glue-point="3" draw:end-shape="id33" svg:d="M12969 11744h-1571" svg:viewBox="0 0 1572 1">
          <text:p/>
        </draw:connector>
        <draw:custom-shape draw:style-name="gr5" draw:text-style-name="P6" xml:id="id36" draw:id="id36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36" draw:start-glue-point="2" draw:end-shape="id35" svg:d="M14683 10379v730" svg:viewBox="0 0 1 731">
          <text:p/>
        </draw:connector>
        <draw:custom-shape draw:style-name="gr5" draw:text-style-name="P6" xml:id="id37" draw:id="id37" draw:layer="layout" svg:width="3.429cm" svg:height="1.27cm" svg:x="12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3.109cm" svg:x2="14.683cm" svg:y2="12.379cm" draw:start-shape="id37" draw:start-glue-point="0" draw:end-shape="id35" svg:d="M14683 13109v-730" svg:viewBox="0 0 1 731">
          <text:p/>
        </draw:connector>
        <draw:frame draw:style-name="gr6" draw:text-style-name="P9" draw:layer="layout" svg:width="5.43cm" svg:height="0.806cm" svg:x="2.715cm" svg:y="14.54cm">
          <draw:text-box>
            <text:p text:style-name="P8"><text:span text:style-name="T3">Person A's computer</text:span></text:p>
          </draw:text-box>
        </draw:frame>
        <draw:custom-shape draw:style-name="gr3" draw:text-style-name="P4" xml:id="id39" draw:id="id39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" draw:id="id38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" draw:id="id40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38" draw:start-glue-point="3" draw:end-shape="id39" svg:d="M7969 4730h-1571" svg:viewBox="0 0 1572 1">
          <text:p/>
        </draw:connector>
        <draw:connector draw:style-name="gr4" draw:text-style-name="P5" draw:layer="layout" svg:x1="12.969cm" svg:y1="4.73cm" svg:x2="11.398cm" svg:y2="4.73cm" draw:start-shape="id40" draw:start-glue-point="3" draw:end-shape="id38" svg:d="M12969 4730h-1571" svg:viewBox="0 0 1572 1">
          <text:p/>
        </draw:connector>
        <draw:custom-shape draw:style-name="gr5" draw:text-style-name="P6" xml:id="id41" draw:id="id41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79cm" draw:start-shape="id41" draw:start-glue-point="0" draw:end-shape="id42" svg:d="M19683 6095v-716" svg:viewBox="0 0 1 717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42" draw:id="id42" draw:layer="layout" svg:width="3.429cm" svg:height="1.27cm" svg:x="17.969cm" svg:y="4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44cm" svg:x2="16.398cm" svg:y2="4.73cm" draw:start-shape="id42" draw:start-glue-point="3" draw:end-shape="id40" svg:d="M17969 4744h-786v-14h-785" svg:viewBox="0 0 1572 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pitch="variable"/>
    <style:font-face style:name="Monaco1" svg:font-family="Monaco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7:45:03.819231000</meta:creation-date>
    <dc:date>2017-02-12T19:27:33.579442000</dc:date>
    <meta:editing-duration>PT1H14M14S</meta:editing-duration>
    <meta:editing-cycles>13</meta:editing-cycles>
    <meta:generator>LibreOffice/5.2.3.3$MacOSX_X86_64 LibreOffice_project/d54a8868f08a7b39642414cf2c8ef2f228f780cf</meta:generator>
    <meta:document-statistic meta:object-count="88"/>
  </office:meta>
</office:document-meta>
</file>